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D113B54991D66D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812cm, 9.155cm, 16.077cm, 10.99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3cm" svg:height="11.561cm" svg:x="0.3cm" svg:y="0.201cm">
          <draw:image xlink:href="Pictures/10000000000005E8000007E0AD113B54991D66D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17:17:56.842500948</dc:date>
    <meta:editing-duration>PT2M40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